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1" svg:font-family="Calibri-Bold"/>
    <style:font-face style:name="F" svg:font-family="" style:font-family-generic="roman"/>
    <style:font-face style:name="Calibri" svg:font-family="Calibri" style:font-family-generic="swiss"/>
    <style:font-face style:name="Calibri-Bold" svg:font-family="Calibri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3.4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6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font-size="3.5pt" fo:font-style="normal" fo:text-shadow="none" style:text-underline-style="none" style:text-underline-mode="continuous" style:text-overline-mode="continuous" style:text-line-through-mode="continuous" style:font-size-asian="3.5pt" style:font-style-asian="normal" style:font-size-complex="3.5pt" style:font-style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color="#000000" style:font-name="Calibri-Bold" fo:font-size="3.5pt" fo:font-weight="bold" style:font-name-asian="Calibri-Bold" style:font-size-asian="3.5pt" style:font-weight-asian="bold" style:font-name-complex="Calibri-Bold" style:font-size-complex="3.5pt" style:font-weight-complex="bold"/>
    </style:style>
    <style:style style:name="T3" style:family="text">
      <style:text-properties fo:color="#000000" style:font-name="Calibri-Bold1" fo:font-size="3.5pt" fo:font-weight="bold" style:font-name-asian="Calibri-Bold1" style:font-size-asian="3.5pt" style:font-weight-asian="bold" style:font-name-complex="Calibri-Bold1" style:font-size-complex="3.5pt" style:font-weight-complex="bold"/>
    </style:style>
    <style:style style:name="T4" style:family="text">
      <style:text-properties fo:color="#000000" style:font-name="Calibri" fo:font-size="3.5pt" style:font-name-asian="Calibri" style:font-size-asian="3.5pt" style:font-name-complex="Calibri" style:font-size-complex="3.5pt"/>
    </style:style>
    <style:style style:name="T5" style:family="text">
      <style:text-properties fo:color="#ff0000" style:font-name="Calibri" fo:font-size="3.5pt" style:font-name-asian="Calibri" style:font-size-asian="3.5pt" style:font-name-complex="Calibri" style:font-size-complex="3.5pt"/>
    </style:style>
    <style:style style:name="T6" style:family="text">
      <style:text-properties fo:color="#ff0000" style:font-name="Calibri-Bold" fo:font-size="3.5pt" fo:font-weight="bold" style:font-name-asian="Calibri-Bold" style:font-size-asian="3.5pt" style:font-weight-asian="bold" style:font-name-complex="Calibri-Bold" style:font-size-complex="3.5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 started blogging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 last day galorietta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aduation day (part 1)</text:p>
          </table:table-cell>
          <table:table-cell office:value-type="string" calcext:value-type="string">
            <text:p>http://markhughneri.com/blog/375/the-graduation-day-part-1/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 night with my asa-adu family</text:p>
          </table:table-cell>
          <table:table-cell office:value-type="string" calcext:value-type="string">
            <text:p>http://markhughneri.com/blog/124/the-night-with-my-asa-adu-family/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 know what i did last friday</text:p>
          </table:table-cell>
          <table:table-cell office:value-type="string" calcext:value-type="string">
            <text:p>http://markhughneri.com/blog/377/i-know-what-i-did-last-friday/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steng summer to pero maganda</text:p>
          </table:table-cell>
          <table:table-cell office:value-type="string" calcext:value-type="string">
            <text:p>http://markhughneri.com/blog/378/pesteng-summer-to-pero-maganda-translation-i-hate-this-beautiful-summer/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ne.2009 – angels and demons and chacha</text:p>
          </table:table-cell>
          <table:table-cell office:value-type="string" calcext:value-type="string">
            <text:p>http://markhughneri.com/blog/379/june-2009-angels-and-demons-and-chacha/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ts been a year since she told me something i don't wanna...</text:p>
          </table:table-cell>
          <table:table-cell office:value-type="string" calcext:value-type="string">
            <text:p>http://markhughneri.com/blog/380/its-been-a-year-since-she-told-me-something-i-dont-wanna-hear-again-for-the-rest-of-my-life/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hat's the point?</text:p>
          </table:table-cell>
          <table:table-cell office:value-type="string" calcext:value-type="string">
            <text:p>http://markhughneri.com/blog/381/whats-the-point/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s Sagittarius Left Leo</text:p>
          </table:table-cell>
          <table:table-cell office:value-type="string" calcext:value-type="string">
            <text:p>http://markhughneri.com/blog/382/as-sagittarius-left-leo/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n Years</text:p>
          </table:table-cell>
          <table:table-cell office:value-type="string" calcext:value-type="string">
            <text:p>http://markhughneri.com/blog/156/ten-years/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tang Bulalakaw</text:p>
          </table:table-cell>
          <table:table-cell office:value-type="string" calcext:value-type="string">
            <text:p>http://markhughneri.com/blog/383/matang-bulalakaw/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orateam Loves Touch</text:p>
          </table:table-cell>
          <table:table-cell office:value-type="string" calcext:value-type="string">
            <text:p>http://markhughneri.com/blog/385/borateam-loves-touch/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atch me watch me</text:p>
          </table:table-cell>
          <table:table-cell office:value-type="string" calcext:value-type="string">
            <text:p>http://markhughneri.com/blog/386/watch-me-watch-me/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e wants she wants nobody</text:p>
          </table:table-cell>
          <table:table-cell office:value-type="string" calcext:value-type="string">
            <text:p>http://markhughneri.com/blog/387/he-wants-she-wants-nobody/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rry xmas etc</text:p>
          </table:table-cell>
          <table:table-cell office:value-type="string" calcext:value-type="string">
            <text:p>http://markhughneri.com/blog/388/merry-xmas-and-etc/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ey i started to use tumblr</text:p>
          </table:table-cell>
          <table:table-cell office:value-type="string" calcext:value-type="string">
            <text:p>http://markhughneri.com/blog/389/hey-i-started-to-use-tumblr/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ree days before 2010</text:p>
          </table:table-cell>
          <table:table-cell office:value-type="string" calcext:value-type="string">
            <text:p>http://markhughneri.com/blog/390/three-days-before-2010/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 night before the day after</text:p>
          </table:table-cell>
          <table:table-cell office:value-type="string" calcext:value-type="string">
            <text:p>http://markhughneri.com/blog/391/the-night-before-the-day-after/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ts my first step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ps downs first of june twenty o ten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dependance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 really miss baguio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l good now. Last wekk...</text:p>
          </table:table-cell>
          <table:table-cell table:number-columns-repeated="102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4<text:span text:style-name="T1">th</text:span> weak of june 2010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ke two!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uly comes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 was emotional. Am i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op words of the day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ofessional plans a draft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ooks i read as of the moment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rn for no one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 ps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ts quite ironic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ke an instructor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he talked, i listened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 am 22. happy bday to me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tisfaction is not my stuff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0 before 2011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ffee and lucky me supreme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isha's bday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newing my dreams</text:p>
          </table:table-cell>
          <table:table-cell office:value-type="string" calcext:value-type="string">
            <text:p>http://markhughneri.com/blog/260/renewing-my-dreams/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h pinoy!</text:p>
          </table:table-cell>
          <table:table-cell office:value-type="string" calcext:value-type="string">
            <text:p>http://markhughneri.com/blog/397/eh-pinoy/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http://markhughneri.com/blog/398/fx/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inakbet at websites</text:p>
          </table:table-cell>
          <table:table-cell office:value-type="string" calcext:value-type="string">
            <text:p>http://markhughneri.com/blog/399/pinakbet-at-websites/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itong goals</text:p>
          </table:table-cell>
          <table:table-cell office:value-type="string" calcext:value-type="string">
            <text:p>http://markhughneri.com/blog/400/pitong-goals/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gbablog para sa tanga</text:p>
          </table:table-cell>
          <table:table-cell office:value-type="string" calcext:value-type="string">
            <text:p>http://markhughneri.com/blog/401/pagba-blog-para-sa-tanga/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kia e5</text:p>
          </table:table-cell>
          <table:table-cell office:value-type="string" calcext:value-type="string">
            <text:p>http://markhughneri.com/blog/402/nokia-e5/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pe kape din</text:p>
          </table:table-cell>
          <table:table-cell office:value-type="string" calcext:value-type="string">
            <text:p>http://markhughneri.com/blog/403/kape-kape-din/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e've got it all for you</text:p>
          </table:table-cell>
          <table:table-cell office:value-type="string" calcext:value-type="string">
            <text:p>http://markhughneri.com/blog/77/weve-got-it-all-for-you/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reakfast in table</text:p>
          </table:table-cell>
          <table:table-cell office:value-type="string" calcext:value-type="string">
            <text:p>http://markhughneri.com/blog/404/breakfast-in-table/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http://markhughneri.com/blog/405/lakbaysm-moa/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M City Sucat</text:p>
          </table:table-cell>
          <table:table-cell office:value-type="string" calcext:value-type="string">
            <text:p>http://markhughneri.com/blog/406/lakbaysm-sm-city-sucat/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a-terrrr ng nasa NZ shift</text:p>
          </table:table-cell>
          <table:table-cell office:value-type="string" calcext:value-type="string">
            <text:p>http://markhughneri.com/blog/407/ba-terrrr-ng-nasa-nz-shift/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ang BPI installment madness</text:p>
          </table:table-cell>
          <table:table-cell office:value-type="string" calcext:value-type="string">
            <text:p>http://markhughneri.com/blog/408/unang-bpi-installment-madness/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ank you bpi</text:p>
          </table:table-cell>
          <table:table-cell office:value-type="string" calcext:value-type="string">
            <text:p>http://markhughneri.com/blog/201/thank-you-bpi/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.5 years</text:p>
          </table:table-cell>
          <table:table-cell office:value-type="string" calcext:value-type="string">
            <text:p>http://markhughneri.com/blog/266/1-5-years/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iry Queen blizzard butterfinger and kitkat</text:p>
          </table:table-cell>
          <table:table-cell office:value-type="string" calcext:value-type="string">
            <text:p>http://markhughneri.com/blog/84/dairy-queen-blizzard-butterfinger/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ending na pending na</text:p>
          </table:table-cell>
          <table:table-cell office:value-type="string" calcext:value-type="string">
            <text:p>http://markhughneri.com/blog/335/pending-na-pending-na/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inute maid pulpy mango orange</text:p>
          </table:table-cell>
          <table:table-cell office:value-type="string" calcext:value-type="string">
            <text:p>http://markhughneri.com/blog/10/minute-maid-pulpy-mango-orange/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w to order a yellow cab pizza online</text:p>
          </table:table-cell>
          <table:table-cell office:value-type="string" calcext:value-type="string">
            <text:p>http://markhughneri.com/blog/18/order-yellow-cab-online/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ponge bob choco milk</text:p>
          </table:table-cell>
          <table:table-cell office:value-type="string" calcext:value-type="string">
            <text:p>http://markhughneri.com/blog/36/sponge-bob-choco-milk/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escafe chocollate</text:p>
          </table:table-cell>
          <table:table-cell office:value-type="string" calcext:value-type="string">
            <text:p>http://markhughneri.com/blog/41/nescafe-chocolatte/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renitea milk tea</text:p>
          </table:table-cell>
          <table:table-cell office:value-type="string" calcext:value-type="string">
            <text:p>http://markhughneri.com/blog/60/serenitea-milk-tea/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cdonalds cheese burger and fries</text:p>
          </table:table-cell>
          <table:table-cell office:value-type="string" calcext:value-type="string">
            <text:p>http://markhughneri.com/blog/76/mcdo-cheese-burger-fries/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x.ph at bluehost</text:p>
          </table:table-cell>
          <table:table-cell office:value-type="string" calcext:value-type="string">
            <text:p>http://markhughneri.com/blog/354/comx-ph-at-bluehost/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ongcha phils opens ...</text:p>
          </table:table-cell>
          <table:table-cell office:value-type="string" calcext:value-type="string">
            <text:p>http://markhughneri.com/blog/881/gong-cha-philippines-opens-its-10th-branch-at-pampanga/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ing josie buko express</text:p>
          </table:table-cell>
          <table:table-cell office:value-type="string" calcext:value-type="string">
            <text:p>http://markhughneri.com/blog/103/aling-josie-buko-express/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entucky fried chicken ala-king</text:p>
          </table:table-cell>
          <table:table-cell office:value-type="string" calcext:value-type="string">
            <text:p>http://markhughneri.com/blog/137/kfc-chicken-ala-king/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cken mcdo</text:p>
          </table:table-cell>
          <table:table-cell office:value-type="string" calcext:value-type="string">
            <text:p>http://markhughneri.com/blog/882/chicken-mcdo/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ice in a box</text:p>
          </table:table-cell>
          <table:table-cell office:value-type="string" calcext:value-type="string">
            <text:p>http://markhughneri.com/blog/112/rice-in-a-box-rbx/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ong cha still the best</text:p>
          </table:table-cell>
          <table:table-cell office:value-type="string" calcext:value-type="string">
            <text:p>http://markhughneri.com/blog/144/gongcha-wintermelon/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howking chao fan</text:p>
          </table:table-cell>
          <table:table-cell office:value-type="string" calcext:value-type="string">
            <text:p>http://markhughneri.com/blog/114/chowking-chao-fan/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ma's pata tim</text:p>
          </table:table-cell>
          <table:table-cell office:value-type="string" calcext:value-type="string">
            <text:p>http://markhughneri.com/blog/178/mamas-pata-tim-and-avocado/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escafe mocha in can</text:p>
          </table:table-cell>
          <table:table-cell office:value-type="string" calcext:value-type="string">
            <text:p>http://markhughneri.com/blog/877/nescafe-mocha-in-can/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oto king special</text:p>
          </table:table-cell>
          <table:table-cell office:value-type="string" calcext:value-type="string">
            <text:p>http://markhughneri.com/blog/154/special-goto-king/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hatime sm manila</text:p>
          </table:table-cell>
          <table:table-cell office:value-type="string" calcext:value-type="string">
            <text:p>http://markhughneri.com/blog/162/chatime-sm-manila/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rth park yang chow and chicken pops</text:p>
          </table:table-cell>
          <table:table-cell office:value-type="string" calcext:value-type="string">
            <text:p>http://markhughneri.com/blog/883/north-park-yang-chow-rice/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ettle korn cheese</text:p>
          </table:table-cell>
          <table:table-cell office:value-type="string" calcext:value-type="string">
            <text:p>http://markhughneri.com/blog/207/kettle-korn-cheese/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ao pao milk tea</text:p>
          </table:table-cell>
          <table:table-cell office:value-type="string" calcext:value-type="string">
            <text:p>http://markhughneri.com/blog/198/pao-pao-milk-tea/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fc cheese on top</text:p>
          </table:table-cell>
          <table:table-cell office:value-type="string" calcext:value-type="string">
            <text:p>http://markhughneri.com/blog/211/kfc-cheese-on-top-burger/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to na july na</text:p>
          </table:table-cell>
          <table:table-cell office:value-type="string" calcext:value-type="string">
            <text:p>http://markhughneri.com/blog/367/eto-na-july-na/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ong kong style noodles</text:p>
          </table:table-cell>
          <table:table-cell office:value-type="string" calcext:value-type="string">
            <text:p>http://markhughneri.com/blog/265/hong-kong-style-noodles/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enny rogers roasted chicken solo</text:p>
          </table:table-cell>
          <table:table-cell office:value-type="string" calcext:value-type="string">
            <text:p>http://markhughneri.com/blog/257/kenny-rogers-roasted-chicken/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ew book – making money from home</text:p>
          </table:table-cell>
          <table:table-cell office:value-type="string" calcext:value-type="string">
            <text:p>http://markhughneri.com/blog/370/new-book-making-money-from-home/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o pao strawbery fruit juice</text:p>
          </table:table-cell>
          <table:table-cell office:value-type="string" calcext:value-type="string">
            <text:p>http://markhughneri.com/blog/271/pao-pao-strawberry-fruit-juice/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icken bon chon</text:p>
          </table:table-cell>
          <table:table-cell office:value-type="string" calcext:value-type="string">
            <text:p>http://markhughneri.com/blog/276/chicken-bon-chon/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cdo ice cold premium roast coffee</text:p>
          </table:table-cell>
          <table:table-cell office:value-type="string" calcext:value-type="string">
            <text:p>http://markhughneri.com/blog/295/mcdonalds-ice-cold-premium-roast-coffee/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nangag express</text:p>
          </table:table-cell>
          <table:table-cell office:value-type="string" calcext:value-type="string">
            <text:p>http://markhughneri.com/blog/297/sinangag-express-tapsilog/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ongcha milk tea with</text:p>
          </table:table-cell>
          <table:table-cell office:value-type="string" calcext:value-type="string">
            <text:p>http://markhughneri.com/blog/884/gongcha-pearl-jelly/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ist iced tea apple</text:p>
          </table:table-cell>
          <table:table-cell office:value-type="string" calcext:value-type="string">
            <text:p>http://markhughneri.com/blog/315/sunkist-iced-tea-apple/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veneto pizzeria ristorante</text:p>
          </table:table-cell>
          <table:table-cell office:value-type="string" calcext:value-type="string">
            <text:p>http://markhughneri.com/blog/323/a-veneto-pizzeria-ristorante/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addy dave mckienly</text:p>
          </table:table-cell>
          <table:table-cell office:value-type="string" calcext:value-type="string">
            <text:p>http://markhughneri.com/blog/337/daddy-daves-mckinley-hill/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oby chocolate drink</text:p>
          </table:table-cell>
          <table:table-cell office:value-type="string" calcext:value-type="string">
            <text:p>http://markhughneri.com/blog/339/moby-chocolate-drink/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read pan butter toast</text:p>
          </table:table-cell>
          <table:table-cell office:value-type="string" calcext:value-type="string">
            <text:p>http://markhughneri.com/blog/341/bread-pan-butter-toast/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ko farm choco manga shake</text:p>
          </table:table-cell>
          <table:table-cell office:value-type="string" calcext:value-type="string">
            <text:p>http://markhughneri.com/blog/878/buko-farm-coco-manga-shake/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eeks shawarma rice</text:p>
          </table:table-cell>
          <table:table-cell office:value-type="string" calcext:value-type="string">
            <text:p>http://markhughneri.com/blog/344/greeks-shawarma-rice/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howking orange chicken lauriat</text:p>
          </table:table-cell>
          <table:table-cell office:value-type="string" calcext:value-type="string">
            <text:p>http://markhughneri.com/blog/885/chowking-orange-chicken/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ong cha glorietta</text:p>
          </table:table-cell>
          <table:table-cell office:value-type="string" calcext:value-type="string">
            <text:p>http://markhughneri.com/blog/887/gong-cha-glorietta/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bx rice in a box</text:p>
          </table:table-cell>
          <table:table-cell office:value-type="string" calcext:value-type="string">
            <text:p>http://markhughneri.com/blog/888/rbx-rice-box-mrt-ayala/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unkin donots munchkins</text:p>
          </table:table-cell>
          <table:table-cell office:value-type="string" calcext:value-type="string">
            <text:p>http://markhughneri.com/blog/880/dunkin-donuts-munchkins/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ood luck cake from HP WPS APJ</text:p>
          </table:table-cell>
          <table:table-cell office:value-type="string" calcext:value-type="string">
            <text:p>http://markhughneri.com/blog/886/good-luck-cake-from-hp-wps-apj-team/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hooks to go metro point</text:p>
          </table:table-cell>
          <table:table-cell office:value-type="string" calcext:value-type="string">
            <text:p>http://markhughneri.com/blog/879/chooks-to-go-metro-point-edsa/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 points in 2013</text:p>
          </table:table-cell>
          <table:table-cell office:value-type="string" calcext:value-type="string">
            <text:p>http://markhughneri.com/blog/14/13-points-in-2013/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rbonara platter mojos n dip</text:p>
          </table:table-cell>
          <table:table-cell office:value-type="string" calcext:value-type="string">
            <text:p>http://markhughneri.com/blog/889/shakeys-carbonara-mojos-market-market/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mfort food indoors</text:p>
          </table:table-cell>
          <table:table-cell office:value-type="string" calcext:value-type="string">
            <text:p>http://markhughneri.com/blog/368/comfort-food-indoors-blueberry-cheese-sandwich/</text:p>
          </table:table-cell>
          <table:table-cell table:number-columns-repeated="102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starting on 24<text:span text:style-name="T1">th</text:span></text:p>
          </table:table-cell>
          <table:table-cell office:value-type="string" calcext:value-type="string">
            <text:p>http://markhughneri.com/blog/773/starting-on-24th/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arting another chapter</text:p>
          </table:table-cell>
          <table:table-cell office:value-type="string" calcext:value-type="string">
            <text:p>http://markhughneri.com/blog/26/starting-another-chapter/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uly 2012 montshary</text:p>
          </table:table-cell>
          <table:table-cell office:value-type="string" calcext:value-type="string">
            <text:p>http://markhughneri.com/blog/28/july-2012-monthsary/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ainanese delights</text:p>
          </table:table-cell>
          <table:table-cell office:value-type="string" calcext:value-type="string">
            <text:p>http://markhughneri.com/blog/412/hainanese-delights/</text:p>
          </table:table-cell>
          <table:table-cell table:number-columns-repeated="102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1<text:span text:style-name="T1">st</text:span> week of august 2012</text:p>
          </table:table-cell>
          <table:table-cell office:value-type="string" calcext:value-type="string">
            <text:p>http://markhughneri.com/blog/49/1st-week-of-august-2012/</text:p>
          </table:table-cell>
          <table:table-cell table:number-columns-repeated="102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2<text:span text:style-name="T1">nd</text:span> week of august 2012</text:p>
          </table:table-cell>
          <table:table-cell office:value-type="string" calcext:value-type="string">
            <text:p>http://markhughneri.com/blog/66/2nd-week-of-august-2012/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lassic savory sm megamall</text:p>
          </table:table-cell>
          <table:table-cell office:value-type="string" calcext:value-type="string">
            <text:p>http://markhughneri.com/blog/426/classic-savory-sm-megamall/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appy lemon sm megamalll</text:p>
          </table:table-cell>
          <table:table-cell office:value-type="string" calcext:value-type="string">
            <text:p>http://markhughneri.com/blog/434/happy-lemon-milk-tea/</text:p>
          </table:table-cell>
          <table:table-cell table:number-columns-repeated="102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3<text:span text:style-name="T1">rd</text:span> week of august 2012</text:p>
          </table:table-cell>
          <table:table-cell office:value-type="string" calcext:value-type="string">
            <text:p>http://markhughneri.com/blog/74/3rd-week-of-august-2012/</text:p>
          </table:table-cell>
          <table:table-cell table:number-columns-repeated="102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4<text:span text:style-name="T1">th</text:span> week of august 2012</text:p>
          </table:table-cell>
          <table:table-cell office:value-type="string" calcext:value-type="string">
            <text:p>http://markhughneri.com/blog/78/4th-week-of-august-2012/</text:p>
          </table:table-cell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1<text:span text:style-name="T1">st</text:span> week of sep 2012</text:p>
          </table:table-cell>
          <table:table-cell office:value-type="string" calcext:value-type="string">
            <text:p>http://markhughneri.com/blog/82/1st-week-of-september-2012/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ugaw with egg lugaw republic</text:p>
          </table:table-cell>
          <table:table-cell office:value-type="string" calcext:value-type="string">
            <text:p>http://markhughneri.com/blog/442/lugaw-republic-rice-congee/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riginal bibingka at bibingkinitan</text:p>
          </table:table-cell>
          <table:table-cell office:value-type="string" calcext:value-type="string">
            <text:p>http://markhughneri.com/blog/444/bibingkinitan-original-bibingka/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otato corner french fries</text:p>
          </table:table-cell>
          <table:table-cell office:value-type="string" calcext:value-type="string">
            <text:p>http://markhughneri.com/blog/471/potato-corner-french-fries/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izzling plate's sizzling sisig</text:p>
          </table:table-cell>
          <table:table-cell office:value-type="string" calcext:value-type="string">
            <text:p>http://markhughneri.com/blog/458/sizzling-plate-sisig/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ropical hut chicken</text:p>
          </table:table-cell>
          <table:table-cell office:value-type="string" calcext:value-type="string">
            <text:p>http://markhughneri.com/blog/465/tropical-hut-chicken/</text:p>
          </table:table-cell>
          <table:table-cell table:number-columns-repeated="102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2<text:span text:style-name="T1">nd</text:span> week of sep 2012</text:p>
          </table:table-cell>
          <table:table-cell office:value-type="string" calcext:value-type="string">
            <text:p>http://markhughneri.com/blog/86/2nd-week-of-september-2012/</text:p>
          </table:table-cell>
          <table:table-cell table:number-columns-repeated="102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3<text:span text:style-name="T1">rd</text:span> and4<text:span text:style-name="T1">th</text:span> week of sep</text:p>
          </table:table-cell>
          <table:table-cell office:value-type="string" calcext:value-type="string">
            <text:p>http://markhughneri.com/blog/93/3rd-and-4th-week-of-september/</text:p>
          </table:table-cell>
          <table:table-cell table:number-columns-repeated="102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1<text:span text:style-name="T1">st</text:span> wk of oct 2012</text:p>
          </table:table-cell>
          <table:table-cell office:value-type="string" calcext:value-type="string">
            <text:p>http://markhughneri.com/blog/96/1st-week-of-october-2012/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ce berg's chicken cordon</text:p>
          </table:table-cell>
          <table:table-cell office:value-type="string" calcext:value-type="string">
            <text:p>http://markhughneri.com/blog/480/iceberg-chicken-cordon/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ipps chicken at sm emgamall</text:p>
          </table:table-cell>
          <table:table-cell office:value-type="string" calcext:value-type="string">
            <text:p>http://markhughneri.com/blog/490/kipps-chicken-sm-megamall/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hare tea milk tea</text:p>
          </table:table-cell>
          <table:table-cell office:value-type="string" calcext:value-type="string">
            <text:p>http://markhughneri.com/blog/495/share-tea-milk-tea/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ello november 2012</text:p>
          </table:table-cell>
          <table:table-cell office:value-type="string" calcext:value-type="string">
            <text:p>http://markhughneri.com/blog/101/hello-november-2012/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eef wanton </text:p>
          </table:table-cell>
          <table:table-cell office:value-type="string" calcext:value-type="string">
            <text:p>http://markhughneri.com/blog/506/paotsin-dim-sum-restaurant/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orld chicken at glo</text:p>
          </table:table-cell>
          <table:table-cell office:value-type="string" calcext:value-type="string">
            <text:p>http://markhughneri.com/blog/514/world-chicken-glorietta-food-choices/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ye long hair. Bye twilight</text:p>
          </table:table-cell>
          <table:table-cell office:value-type="string" calcext:value-type="string">
            <text:p>http://markhughneri.com/blog/110/bye-long-hair-bye-twilight-saga/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ngo-ong</text:p>
          </table:table-cell>
          <table:table-cell office:value-type="string" calcext:value-type="string">
            <text:p>http://markhughneri.com/blog/521/carabao-mango-ong-bagoong/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dobo connection – mama's sweet</text:p>
          </table:table-cell>
          <table:table-cell office:value-type="string" calcext:value-type="string">
            <text:p>http://markhughneri.com/blog/529/adobo-connection-sweet-chicken/</text:p>
          </table:table-cell>
          <table:table-cell table:number-columns-repeated="102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celebrating 2<text:span text:style-name="T1">nd</text:span> anniv</text:p>
          </table:table-cell>
          <table:table-cell office:value-type="string" calcext:value-type="string">
            <text:p>http://markhughneri.com/blog/145/celebrating-2nd-anniversary/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x's restaurant – chicken lumpia</text:p>
          </table:table-cell>
          <table:table-cell office:value-type="string" calcext:value-type="string">
            <text:p>http://markhughneri.com/blog/545/maxs-restaurant-chicken-lumpia-rolls/</text:p>
          </table:table-cell>
          <table:table-cell table:number-columns-repeated="102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2<text:span text:style-name="T1">nd</text:span> wk dec 2012</text:p>
          </table:table-cell>
          <table:table-cell office:value-type="string" calcext:value-type="string">
            <text:p>http://markhughneri.com/blog/157/2nd-week-of-december-2012/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erry xmas 2012</text:p>
          </table:table-cell>
          <table:table-cell office:value-type="string" calcext:value-type="string">
            <text:p>http://markhughneri.com/blog/163/merry-christmas-2012/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appy new year 2013</text:p>
          </table:table-cell>
          <table:table-cell office:value-type="string" calcext:value-type="string">
            <text:p>http://markhughneri.com/blog/176/happy-new-year-2013/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e will miss you lola casion</text:p>
          </table:table-cell>
          <table:table-cell office:value-type="string" calcext:value-type="string">
            <text:p>http://markhughneri.com/blog/589/we-will-miss-you-lola-casion/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ow to update wp mango to 7.8</text:p>
          </table:table-cell>
          <table:table-cell office:value-type="string" calcext:value-type="string">
            <text:p>http://markhughneri.com/blog/648/update-to-windows-phone-7-8/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 short trip to numancia aklan</text:p>
          </table:table-cell>
          <table:table-cell office:value-type="string" calcext:value-type="string">
            <text:p>http://markhughneri.com/blog/658/a-short-trip-to-numancia-aklan/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 created sisig bytes</text:p>
          </table:table-cell>
          <table:table-cell office:value-type="string" calcext:value-type="string">
            <text:p>http://markhughneri.com/blog/664/i-created-sisig-bytes/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one tough week</text:p>
          </table:table-cell>
          <table:table-cell office:value-type="string" calcext:value-type="string">
            <text:p>http://markhughneri.com/blog/681/one-tough-week/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efore i sleep</text:p>
          </table:table-cell>
          <table:table-cell office:value-type="string" calcext:value-type="string">
            <text:p>http://markhughneri.com/blog/686/before-i-sleep/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 received an eail</text:p>
          </table:table-cell>
          <table:table-cell office:value-type="string" calcext:value-type="string">
            <text:p>http://markhughneri.com/blog/689/i-received-an-e-mail/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ub dub dub mania</text:p>
          </table:table-cell>
          <table:table-cell office:value-type="string" calcext:value-type="string">
            <text:p>http://markhughneri.com/blog/695/dub-dub-dub-mania-likja/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new months new project</text:p>
          </table:table-cell>
          <table:table-cell table:style-name="ce1" office:value-type="string" calcext:value-type="string">
            <text:p>http://markhughneri.com/blog/716/new-month-new-projects/</text:p>
          </table:table-cell>
          <table:table-cell table:style-name="ce1"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ow to create a hosted wordpress blog</text:p>
          </table:table-cell>
          <table:table-cell office:value-type="string" calcext:value-type="string">
            <text:p>http://gizmoblogr.com/9/how-to-create-a-hosted-wordpress-blog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deas overlow</text:p>
          </table:table-cell>
          <table:table-cell office:value-type="string" calcext:value-type="string">
            <text:p>http://markhughneri.com/blog/720/ideas-overflow/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inor change of plans</text:p>
          </table:table-cell>
          <table:table-cell office:value-type="string" calcext:value-type="string">
            <text:p>http://markhughneri.com/blog/733/minor-change-of-plans/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ishing for great week ahead</text:p>
          </table:table-cell>
          <table:table-cell office:value-type="string" calcext:value-type="string">
            <text:p>http://markhughneri.com/blog/728/wishing-for-a-great-week-ahead/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appy bday trisha</text:p>
          </table:table-cell>
          <table:table-cell office:value-type="string" calcext:value-type="string">
            <text:p>http://markhughneri.com/blog/760/happy-birthday-trisha/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t takes a man and a woman</text:p>
          </table:table-cell>
          <table:table-cell office:value-type="string" calcext:value-type="string">
            <text:p>http://markhughneri.com/blog/786/it-takes-a-man-and-a-woman/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hat plugins to install on your wordpress blog</text:p>
          </table:table-cell>
          <table:table-cell office:value-type="string" calcext:value-type="string">
            <text:p>http://gizmoblogr.com/17/what-plugins-to-install-on-your-wordpress-blog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ow to create a self hosted</text:p>
          </table:table-cell>
          <table:table-cell office:value-type="string" calcext:value-type="string">
            <text:p>http://markhughneri.com/blog/788/another-personal-blog-renovation/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other personal blog renovation</text:p>
          </table:table-cell>
          <table:table-cell office:value-type="string" calcext:value-type="string">
            <text:p>http://markhughneri.com/blog/788/another-personal-blog-renovation/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amily summer outing 2013</text:p>
          </table:table-cell>
          <table:table-cell office:value-type="string" calcext:value-type="string">
            <text:p>http://markhughneri.com/blog/797/family-summer-outing-2013/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hapter change</text:p>
          </table:table-cell>
          <table:table-cell office:value-type="string" calcext:value-type="string">
            <text:p>http://markhughneri.com/blog/810/chapter-change-2013/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hoosing your wordpress theme</text:p>
          </table:table-cell>
          <table:table-cell office:value-type="string" calcext:value-type="string">
            <text:p>http://gizmoblogr.com/15/choosing-your-wordpress-theme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 visit to petronas</text:p>
          </table:table-cell>
          <table:table-cell office:value-type="string" calcext:value-type="string">
            <text:p>http://markhughneri.com/blog/1177/a-visit-to-the-petronas-twin-towers/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here to begin learning .net</text:p>
          </table:table-cell>
          <table:table-cell office:value-type="string" calcext:value-type="string">
            <text:p>http://gizmoblogr.com/163/where-to-begin-learning-net-programming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rl's jr at midvalley</text:p>
          </table:table-cell>
          <table:table-cell office:value-type="string" calcext:value-type="string">
            <text:p>http://markhughneri.com/blog/1215/carls-jr-at-midvalley-megamall/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 johns cathedral at KL</text:p>
          </table:table-cell>
          <table:table-cell office:value-type="string" calcext:value-type="string">
            <text:p>http://markhughneri.com/blog/1225/st-johns-cathedral-at-kuala-lumpur-malaysia/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apterchange initialize</text:p>
          </table:table-cell>
          <table:table-cell office:value-type="string" calcext:value-type="string">
            <text:p>http://markhughneri.com/blog/837/chapterchange-initialize/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4 points in 2014</text:p>
          </table:table-cell>
          <table:table-cell office:value-type="string" calcext:value-type="string">
            <text:p>http://markhughneri.com/blog/844/14-points-in-2014/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od for first week</text:p>
          </table:table-cell>
          <table:table-cell office:value-type="string" calcext:value-type="string">
            <text:p>http://markhughneri.com/blog/1246/food-for-my-first-week-in-kuala-lumpur/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sp.net mvc validation</text:p>
          </table:table-cell>
          <table:table-cell office:value-type="string" calcext:value-type="string">
            <text:p>http://gizmoblogr.com/178/asp-net-mvc-validation-using-data-annotations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indows phone dev account</text:p>
          </table:table-cell>
          <table:table-cell office:value-type="string" calcext:value-type="string">
            <text:p>http://gizmoblogr.com/210/windows-phone-dev-account-now-1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vs 2010 sp1</text:p>
          </table:table-cell>
          <table:table-cell office:value-type="string" calcext:value-type="string">
            <text:p>http://gizmoblogr.com/218/visual-studio-2010-service-pack-1-required-error-on-windows-phone-game-xna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g worker</text:p>
          </table:table-cell>
          <table:table-cell office:value-type="string" calcext:value-type="string">
            <text:p>http://gizmoblogr.com/236/backgroundworker-progressbar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logs every pggmr</text:p>
          </table:table-cell>
          <table:table-cell office:value-type="string" calcext:value-type="string">
            <text:p>http://gizmoblogr.com/257/blogs-every-programmers-developers-read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onnecting to sql</text:p>
          </table:table-cell>
          <table:table-cell office:value-type="string" calcext:value-type="string">
            <text:p>http://gizmoblogr.com/304/connecting-to-a-sql-server-from-a-net-application-and-mysql-too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buglog</text:p>
          </table:table-cell>
          <table:table-cell office:value-type="string" calcext:value-type="string">
            <text:p>http://gizmoblogr.com/347/debuglog-xna-twilio-and-nodejs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alidate a year</text:p>
          </table:table-cell>
          <table:table-cell office:value-type="string" calcext:value-type="string">
            <text:p>http://gizmoblogr.com/360/validate-year-asp-net-webform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veloper rock star</text:p>
          </table:table-cell>
          <table:table-cell office:value-type="string" calcext:value-type="string">
            <text:p>http://gizmoblogr.com/358/developer-rock-star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hurch of our lady of fatima</text:p>
          </table:table-cell>
          <table:table-cell office:value-type="string" calcext:value-type="string">
            <text:p>http://markhughneri.com/blog/1278/church-lady-fatima/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 more five more monites</text:p>
          </table:table-cell>
          <table:table-cell office:value-type="string" calcext:value-type="string">
            <text:p>http://markhughneri.com/blog/851/no-more-five-more-minutes/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lose all but this</text:p>
          </table:table-cell>
          <table:table-cell office:value-type="string" calcext:value-type="string">
            <text:p>http://markhughneri.com/blog/857/close-all-but-this/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onglistselector</text:p>
          </table:table-cell>
          <table:table-cell office:value-type="string" calcext:value-type="string">
            <text:p>http://gizmoblogr.com/395/longlistselector-from-windows-phone-toolkit-doesnt-show-my-items-solved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easons why dev</text:p>
          </table:table-cell>
          <table:table-cell office:value-type="string" calcext:value-type="string">
            <text:p>http://gizmoblogr.com/376/reasons-develop-windows-phone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nd now i a backing up</text:p>
          </table:table-cell>
          <table:table-cell office:value-type="string" calcext:value-type="string">
            <text:p>http://gizmoblogr.com/421/now-backing-cloud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s update galore</text:p>
          </table:table-cell>
          <table:table-cell office:value-type="string" calcext:value-type="string">
            <text:p>http://gizmoblogr.com/435/ms-update-galore-visual-studio-2013-windows-8-1-windows-server-2012-r2-preview-and-sql-server-2014-ctp2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how me your windows 8.1</text:p>
          </table:table-cell>
          <table:table-cell office:value-type="string" calcext:value-type="string">
            <text:p>http://gizmoblogr.com/462/show-windows-8-1-desktop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sp.net mvc 4 video</text:p>
          </table:table-cell>
          <table:table-cell office:value-type="string" calcext:value-type="string">
            <text:p>http://gizmoblogr.com/466/asp-net-mvc-4-video-tutorials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ebuglog</text:p>
          </table:table-cell>
          <table:table-cell office:value-type="string" calcext:value-type="string">
            <text:p>http://gizmoblogr.com/492/debuglog-deployed-web-api-checking-out-di-and-more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s 2012 versus vs 2013</text:p>
          </table:table-cell>
          <table:table-cell office:value-type="string" calcext:value-type="string">
            <text:p>http://gizmoblogr.com/513/visual-studio-2012-vs-visual-studio-2013-start-build-speed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orkingwith git</text:p>
          </table:table-cell>
          <table:table-cell office:value-type="string" calcext:value-type="string">
            <text:p>http://gizmoblogr.com/510/working-git-visual-studio-2013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 simple threading example</text:p>
          </table:table-cell>
          <table:table-cell office:value-type="string" calcext:value-type="string">
            <text:p>http://gizmoblogr.com/553/simple-threading-example-net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ew way of showing tuts</text:p>
          </table:table-cell>
          <table:table-cell office:value-type="string" calcext:value-type="string">
            <text:p>http://gizmoblogr.com/570/my-new-way-of-showing-tutorials-using-gif-recorder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imple ado.net (preparation)</text:p>
          </table:table-cell>
          <table:table-cell office:value-type="string" calcext:value-type="string">
            <text:p>http://gizmoblogr.com/587/simple-net-database-tutorial-using-ado-net-preparation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impe ado (create ) 1</text:p>
          </table:table-cell>
          <table:table-cell office:value-type="string" calcext:value-type="string">
            <text:p>http://gizmoblogr.com/606/simple-net-database-tutorial-using-ado-net-create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impe ado (create ) 2</text:p>
          </table:table-cell>
          <table:table-cell office:value-type="string" calcext:value-type="string">
            <text:p>http://gizmoblogr.com/624/simple-net-database-tutorial-using-ado-net-create-part-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impe ado (create ) 3</text:p>
          </table:table-cell>
          <table:table-cell office:value-type="string" calcext:value-type="string">
            <text:p>http://gizmoblogr.com/629/simple-net-database-tutorial-using-ado-net-create-part-3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impe ado (create ) 4</text:p>
          </table:table-cell>
          <table:table-cell office:value-type="string" calcext:value-type="string">
            <text:p>http://gizmoblogr.com/630/simple-net-database-tutorial-using-ado-net-create-part-4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imple .net (read) 1</text:p>
          </table:table-cell>
          <table:table-cell office:value-type="string" calcext:value-type="string">
            <text:p>http://gizmoblogr.com/677/simple-net-database-tutorial-using-ado-net-read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imple .net (read) 2</text:p>
          </table:table-cell>
          <table:table-cell office:value-type="string" calcext:value-type="string">
            <text:p>http://gizmoblogr.com/679/simple-net-database-tutorial-using-ado-net-read-part-2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imple .net (update) 1</text:p>
          </table:table-cell>
          <table:table-cell office:value-type="string" calcext:value-type="string">
            <text:p>http://gizmoblogr.com/706/simple-net-database-tutorial-using-ado-net-update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imple .net (update) 2</text:p>
          </table:table-cell>
          <table:table-cell office:value-type="string" calcext:value-type="string">
            <text:p>http://gizmoblogr.com/708/simple-net-database-tutorial-using-ado-net-update-part-2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imple .net (update) 3</text:p>
          </table:table-cell>
          <table:table-cell office:value-type="string" calcext:value-type="string">
            <text:p>http://gizmoblogr.com/710/simple-net-database-tutorial-using-ado-net-update-part-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imple .net (delete) 1</text:p>
          </table:table-cell>
          <table:table-cell office:value-type="string" calcext:value-type="string">
            <text:p>http://gizmoblogr.com/733/simple-net-database-tutorial-using-ado-net-delete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mple .net (delete) 2</text:p>
          </table:table-cell>
          <table:table-cell office:value-type="string" calcext:value-type="string">
            <text:p>http://gizmoblogr.com/734/simple-net-database-tutorial-using-ado-net-delete-part-2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upcoming new blog layout</text:p>
          </table:table-cell>
          <table:table-cell office:value-type="string" calcext:value-type="string">
            <text:p>http://markhughneri.com/blog/1281/upcoming-new-blog-layout/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hrismas and new year 2014</text:p>
          </table:table-cell>
          <table:table-cell office:value-type="string" calcext:value-type="string">
            <text:p>http://markhughneri.com/blog/1281/upcoming-new-blog-layout/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ow to use ef sqlite</text:p>
          </table:table-cell>
          <table:table-cell office:value-type="string" calcext:value-type="string">
            <text:p>http://gizmoblogr.com/776/sqlite-entity-framework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 with ninject</text:p>
          </table:table-cell>
          <table:table-cell office:value-type="string" calcext:value-type="string">
            <text:p>http://gizmoblogr.com/788/dependency-injection-using-ninject-asp-net-mvc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orkaround url binding failure IIS express</text:p>
          </table:table-cell>
          <table:table-cell office:value-type="string" calcext:value-type="string">
            <text:p>http://gizmoblogr.com/821/workaround-url-binding-failure-error-iisexpress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ertifications not yet</text:p>
          </table:table-cell>
          <table:table-cell office:value-type="string" calcext:value-type="string">
            <text:p>http://markhughneri.com/blog/1381/certifications-not-yet/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omputer or fridge cheat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2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2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2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2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2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2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2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2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2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2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2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2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2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2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2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2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2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2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2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2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2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2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2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2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2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2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2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ce3"/>
        <table:table-row table:style-name="ro1">
          <table:table-cell table:style-name="ce2" office:value-type="string" calcext:value-type="string">
            <text:p>1. Client server based guidance system</text:p>
          </table:table-cell>
        </table:table-row>
        <table:table-row table:style-name="ro3">
          <table:table-cell office:value-type="string" calcext:value-type="string">
            <text:p>2. On-line courseware</text:p>
          </table:table-cell>
        </table:table-row>
        <table:table-row table:style-name="ro3">
          <table:table-cell office:value-type="string" calcext:value-type="string">
            <text:p>3. Payroll system</text:p>
          </table:table-cell>
        </table:table-row>
        <table:table-row table:style-name="ro4">
          <table:table-cell office:value-type="string" calcext:value-type="string">
            <text:p>4. Hotel reservation system</text:p>
          </table:table-cell>
        </table:table-row>
        <table:table-row table:style-name="ro4">
          <table:table-cell office:value-type="string" calcext:value-type="string">
            <text:p>5. Hotel management system</text:p>
          </table:table-cell>
        </table:table-row>
        <table:table-row table:style-name="ro4">
          <table:table-cell office:value-type="string" calcext:value-type="string">
            <text:p>6. Online hotel reservation system</text:p>
          </table:table-cell>
        </table:table-row>
        <table:table-row table:style-name="ro3">
          <table:table-cell office:value-type="string" calcext:value-type="string">
            <text:p>7. Online billing system</text:p>
          </table:table-cell>
        </table:table-row>
        <table:table-row table:style-name="ro5">
          <table:table-cell office:value-type="string" calcext:value-type="string">
            <text:p>8. Online membership and billing system</text:p>
          </table:table-cell>
        </table:table-row>
        <table:table-row table:style-name="ro4">
          <table:table-cell office:value-type="string" calcext:value-type="string">
            <text:p>9. Online class scheduling system</text:p>
          </table:table-cell>
        </table:table-row>
        <table:table-row table:style-name="ro4">
          <table:table-cell office:value-type="string" calcext:value-type="string">
            <text:p>10. Online POS(Point of Sale)</text:p>
          </table:table-cell>
        </table:table-row>
        <table:table-row table:style-name="ro4">
          <table:table-cell office:value-type="string" calcext:value-type="string">
            <text:p>11. Online inventory system</text:p>
          </table:table-cell>
        </table:table-row>
        <table:table-row table:style-name="ro4">
          <table:table-cell office:value-type="string" calcext:value-type="string">
            <text:p>12. Online payroll system</text:p>
          </table:table-cell>
        </table:table-row>
        <table:table-row table:style-name="ro4">
          <table:table-cell office:value-type="string" calcext:value-type="string">
            <text:p>13. Online ordering system</text:p>
          </table:table-cell>
        </table:table-row>
        <table:table-row table:style-name="ro4">
          <table:table-cell office:value-type="string" calcext:value-type="string">
            <text:p>14. Online bidding system</text:p>
          </table:table-cell>
        </table:table-row>
        <table:table-row table:style-name="ro3">
          <table:table-cell office:value-type="string" calcext:value-type="string">
            <text:p>15. Voting system</text:p>
          </table:table-cell>
        </table:table-row>
        <table:table-row table:style-name="ro3">
          <table:table-cell office:value-type="string" calcext:value-type="string">
            <text:p>16. Online voting system</text:p>
          </table:table-cell>
        </table:table-row>
        <table:table-row table:style-name="ro3">
          <table:table-cell office:value-type="string" calcext:value-type="string">
            <text:p>17. Online shopping cart</text:p>
          </table:table-cell>
        </table:table-row>
        <table:table-row table:style-name="ro4">
          <table:table-cell office:value-type="string" calcext:value-type="string">
            <text:p>18. Medical records system</text:p>
          </table:table-cell>
        </table:table-row>
        <table:table-row table:style-name="ro4">
          <table:table-cell office:value-type="string" calcext:value-type="string">
            <text:p>19. Online public access catalog</text:p>
          </table:table-cell>
        </table:table-row>
        <table:table-row table:style-name="ro3">
          <table:table-cell office:value-type="string" calcext:value-type="string">
            <text:p>20. library system</text:p>
          </table:table-cell>
        </table:table-row>
        <table:table-row table:style-name="ro4">
          <table:table-cell office:value-type="string" calcext:value-type="string">
            <text:p>21. Record management system</text:p>
          </table:table-cell>
        </table:table-row>
        <table:table-row table:style-name="ro4">
          <table:table-cell office:value-type="string" calcext:value-type="string">
            <text:p>22. Supply inventory system</text:p>
          </table:table-cell>
        </table:table-row>
        <table:table-row table:style-name="ro3">
          <table:table-cell office:value-type="string" calcext:value-type="string">
            <text:p>23. E-learning system</text:p>
          </table:table-cell>
        </table:table-row>
        <table:table-row table:style-name="ro3">
          <table:table-cell office:value-type="string" calcext:value-type="string">
            <text:p>24. Social networking</text:p>
          </table:table-cell>
        </table:table-row>
        <table:table-row table:style-name="ro3">
          <table:table-cell office:value-type="string" calcext:value-type="string">
            <text:p>25. Hospital system</text:p>
          </table:table-cell>
        </table:table-row>
        <table:table-row table:style-name="ro3">
          <table:table-cell office:value-type="string" calcext:value-type="string">
            <text:p>26. E-voting system</text:p>
          </table:table-cell>
        </table:table-row>
        <table:table-row table:style-name="ro4">
          <table:table-cell office:value-type="string" calcext:value-type="string">
            <text:p>27. Online management system</text:p>
          </table:table-cell>
        </table:table-row>
        <table:table-row table:style-name="ro3">
          <table:table-cell office:value-type="string" calcext:value-type="string">
            <text:p>28. Online Lot Reservation</text:p>
          </table:table-cell>
        </table:table-row>
        <table:table-row table:style-name="ro5">
          <table:table-cell office:value-type="string" calcext:value-type="string">
            <text:p>29. Online Product Reservation System</text:p>
          </table:table-cell>
        </table:table-row>
        <table:table-row table:style-name="ro3">
          <table:table-cell office:value-type="string" calcext:value-type="string">
            <text:p>30. Online Grade Inquiry</text:p>
          </table:table-cell>
        </table:table-row>
        <table:table-row table:style-name="ro5">
          <table:table-cell office:value-type="string" calcext:value-type="string">
            <text:p>31. WEB-BASED TRACKING SYSTEM</text:p>
          </table:table-cell>
        </table:table-row>
        <table:table-row table:style-name="ro4">
          <table:table-cell office:value-type="string" calcext:value-type="string">
            <text:p>32. Online Grading System</text:p>
          </table:table-cell>
        </table:table-row>
        <table:table-row table:style-name="ro4">
          <table:table-cell office:value-type="string" calcext:value-type="string">
            <text:p>33. Airline Reservation System</text:p>
          </table:table-cell>
        </table:table-row>
        <table:table-row table:style-name="ro5">
          <table:table-cell office:value-type="string" calcext:value-type="string">
            <text:p>34. Video Library Management System</text:p>
          </table:table-cell>
        </table:table-row>
        <table:table-row table:style-name="ro3">
          <table:table-cell office:value-type="string" calcext:value-type="string">
            <text:p>35. Internet Cafe System</text:p>
          </table:table-cell>
        </table:table-row>
        <table:table-row table:style-name="ro3">
          <table:table-cell office:value-type="string" calcext:value-type="string">
            <text:p>36. Billing System</text:p>
          </table:table-cell>
        </table:table-row>
        <table:table-row table:style-name="ro5">
          <table:table-cell office:value-type="string" calcext:value-type="string">
            <text:p>37. Electronic Police Clearance System</text:p>
          </table:table-cell>
        </table:table-row>
        <table:table-row table:style-name="ro3">
          <table:table-cell office:value-type="string" calcext:value-type="string">
            <text:p>38. Salon System</text:p>
          </table:table-cell>
        </table:table-row>
        <table:table-row table:style-name="ro5">
          <table:table-cell office:value-type="string" calcext:value-type="string">
            <text:p>39. Human Resource Management System</text:p>
          </table:table-cell>
        </table:table-row>
        <table:table-row table:style-name="ro4">
          <table:table-cell office:value-type="string" calcext:value-type="string">
            <text:p>40. Pharmacy Automation System</text:p>
          </table:table-cell>
        </table:table-row>
        <table:table-row table:style-name="ro5">
          <table:table-cell office:value-type="string" calcext:value-type="string">
            <text:p>41. Order Billing Inventory System 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4" table:default-cell-style-name="ce4"/>
        <table:table-row table:style-name="ro1">
          <table:table-cell office:value-type="string" calcext:value-type="string">
            <text:p><text:span text:style-name="T2">UX301LA</text:span><text:span text:style-name="T3">‐</text:span><text:span text:style-name="T2">DE016H </text:span><text:span text:style-name="T4">90NB0191‐M02700 </text:span><text:span text:style-name="T5">5499 </text:span><text:span text:style-name="T4">5,407 4500U(I7) DDR3LM 1600 8G[ON BD.] N/A 256G SATA3 SSD 13.3 FHD WV SLIM(LED) (Touch) Intel HD graphics 4000 share N/A CB‐802.11agn(WiDi)_WW+BT Windows 8 (64bit) Y/USB3.0 HD 4CELL 6840 2 years Dark blue &amp; Glass </text:span><text:span text:style-name="T5">Bag inside </text:span><text:span text:style-name="T6">New Zenbook with i7 CPU</text:span></text:p>
          </table:table-cell>
        </table:table-row>
        <table:table-row table:style-name="ro1">
          <table:table-cell office:value-type="string" calcext:value-type="string">
            <text:p><text:span text:style-name="T2">UX301LA</text:span><text:span text:style-name="T3">‐</text:span><text:span text:style-name="T2">DE017H </text:span><text:span text:style-name="T4">90NB0191‐M01050 </text:span><text:span text:style-name="T5">4599 </text:span><text:span text:style-name="T4">4,471 4200U(I5) DDR3L 1600 4G N/A 128G SATA3 SSD 13.3 FHD WV SLIM(LED) (Touch) Intel HD graphics 4000 share N/A CB‐802.11agn(WiDi)_WW+BT Windows 8 (64bit) Y/USB3.0 HD 4CELL 6840 2 years Dark blue &amp; Glass </text:span><text:span text:style-name="T5">Bag inside </text:span><text:span text:style-name="T6">New Zenbook with i5 CPU</text:span></text:p>
          </table:table-cell>
        </table:table-row>
        <table:table-row table:style-name="ro1">
          <table:table-cell office:value-type="string" calcext:value-type="string">
            <text:p><text:span text:style-name="T2">UX302LG</text:span><text:span text:style-name="T3">‐</text:span><text:span text:style-name="T2">C4002H </text:span><text:span text:style-name="T4">90NB02Q1‐M01200 </text:span><text:span text:style-name="T5">3999 </text:span><text:span text:style-name="T4">3,899 4200U(I5) DDR3L 1600 4G N/A 500G 5400R SATA + 16G SSD 13.3 FHD EWV (LED) Touch NVIDIA GeForce GT 730M DDR3 2GB N/A CB‐802.11bgn_WW+BT Windows 8 (64bit) Y/USB3.0 HD 3CELL4500 2 years Dark blue &amp; Glass </text:span><text:span text:style-name="T5">Bag inside </text:span><text:span text:style-name="T6">New Zenbook with i5 CPU with GT 730 graphic card</text:span></text:p>
          </table:table-cell>
        </table:table-row>
        <table:table-row table:style-name="ro1">
          <table:table-cell office:value-type="string" calcext:value-type="string">
            <text:p><text:span text:style-name="T2">UX31A</text:span><text:span text:style-name="T3">‐</text:span><text:span text:style-name="T2">C4059H </text:span><text:span text:style-name="T4">90NIOA343F16324X110C </text:span><text:span text:style-name="T5">3399 </text:span><text:span text:style-name="T4">3,275 3337U(I5) DDR3LM 1600 4G[ON BD.] N/A 128G SATA3 SSD 13.3 FHD WV SLIM(LED) (Touch) Intel HD graphics 4000 share N/A CB‐802.11agn(WiDi)_WW+BT Windows 8 (64bit) Y/USB3.0 HD 4CELL 6840 2 years Aluminum Silver </text:span><text:span text:style-name="T5">In box </text:span><text:span text:style-name="T6">Price DROP!!!!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-Bold1" svg:font-family="Calibri-Bold"/>
    <style:font-face style:name="F" svg:font-family="" style:font-family-generic="roman"/>
    <style:font-face style:name="Calibri" svg:font-family="Calibri" style:font-family-generic="swiss"/>
    <style:font-face style:name="Calibri-Bold" svg:font-family="Calibri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0000-00-00T00:00:02.05758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H45M9S</meta:editing-duration>
    <meta:editing-cycles>16</meta:editing-cycles>
    <meta:generator>LibreOffice/4.1.2.3$Windows_x86 LibreOffice_project/40b2d7fde7e8d2d7bc5a449dc65df4d08a7dd38</meta:generator>
    <dc:date>2014-05-24T15:41:41.359000000</dc:date>
    <meta:document-statistic meta:table-count="4" meta:cell-count="75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